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File Name</text:p>
          </table:table-cell>
          <table:table-cell table:style-name="ce1" office:value-type="string" calcext:value-type="string">
            <text:p>No. of Data points </text:p>
          </table:table-cell>
          <table:table-cell table:style-name="ce1" office:value-type="string" calcext:value-type="string">
            <text:p>Source &gt; Background</text:p>
          </table:table-cell>
          <table:table-cell table:style-name="ce1" office:value-type="string" calcext:value-type="string">
            <text:p>Resolution(s)</text:p>
          </table:table-cell>
          <table:table-cell table:style-name="ce1" office:value-type="string" calcext:value-type="string">
            <text:p>XS variance + or - ?</text:p>
          </table:table-cell>
          <table:table-cell table:style-name="ce1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cisf01672_000N022_r1331b_lc3.fits</text:p>
          </table:table-cell>
          <table:table-cell office:value-type="float" office:value="5784" calcext:value-type="float">
            <text:p>5784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2239_000N022_r1331b_lc3.fits</text:p>
          </table:table-cell>
          <table:table-cell office:value-type="float" office:value="7953" calcext:value-type="float">
            <text:p>795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2312_000N022_r1331b_lc3.fits</text:p>
          </table:table-cell>
          <table:table-cell office:value-type="float" office:value="7518" calcext:value-type="float">
            <text:p>7518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2313_000N022_r1331b_lc3.fits</text:p>
          </table:table-cell>
          <table:table-cell office:value-type="float" office:value="7926" calcext:value-type="float">
            <text:p>7926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2409_000N022_r1331b_lc3.fits</text:p>
          </table:table-cell>
          <table:table-cell office:value-type="float" office:value="4194" calcext:value-type="float">
            <text:p>4194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5021_002N021_r0098b_lc3.fit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</text:p>
          </table:table-cell>
          <table:table-cell office:value-type="float" office:value="516.2" calcext:value-type="float">
            <text:p>516.2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5022_002N021_r0098b_lc3.fits</text:p>
          </table:table-cell>
          <table:table-cell office:value-type="float" office:value="4809" calcext:value-type="float">
            <text:p>4809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6164_000N021_r0098b_lc3.fits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8592_001N022_r1331b_lc3.fits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N</text:p>
          </table:table-cell>
          <table:table-cell office:value-type="float" office:value="35.74" calcext:value-type="float">
            <text:p>35.74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8593_000N022_r1331b_lc3.fits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8594_001N022_r1331b_lc3.fits</text:p>
          </table:table-cell>
          <table:table-cell office:value-type="float" office:value="8595" calcext:value-type="float">
            <text:p>8595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8595_000N022_r1331b_lc3.fits</text:p>
          </table:table-cell>
          <table:table-cell office:value-type="float" office:value="7017" calcext:value-type="float">
            <text:p>7017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8596_000N022_r1331b_lc3.fits</text:p>
          </table:table-cell>
          <table:table-cell office:value-type="float" office:value="6996" calcext:value-type="float">
            <text:p>6996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575_000N022_r1331b_lc3.fits</text:p>
          </table:table-cell>
          <table:table-cell office:value-type="float" office:value="6609" calcext:value-type="float">
            <text:p>6609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578_000N022_r1331b_lc3.fits</text:p>
          </table:table-cell>
          <table:table-cell office:value-type="float" office:value="2343" calcext:value-type="float">
            <text:p>2343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596_001N022_r1331b_lc3.fits</text:p>
          </table:table-cell>
          <table:table-cell office:value-type="float" office:value="6801" calcext:value-type="float">
            <text:p>6801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718_000N022_r1331b_lc3.fit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53_000N022_r1331b_lc3.fits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54_000N022_r1331b_lc3.fits</text:p>
          </table:table-cell>
          <table:table-cell office:value-type="float" office:value="3708" calcext:value-type="float">
            <text:p>3708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138_001N022_r1331b_lc3.fits</text:p>
          </table:table-cell>
          <table:table-cell office:value-type="float" office:value="2343" calcext:value-type="float">
            <text:p>234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27_000N022_r1331b_lc3.fits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30_000N022_r1331b_lc3.fits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31_000N022_r1331b_lc3.fits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N</text:p>
          </table:table-cell>
          <table:table-cell office:value-type="float" office:value="73.9" calcext:value-type="float">
            <text:p>73.9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32_000N022_r1331b_lc3.fit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33_000N022_r1331b_lc3.fits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N</text:p>
          </table:table-cell>
          <table:table-cell office:value-type="float" office:value="16.69" calcext:value-type="float">
            <text:p>16.69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34_000N022_r1331b_lc3.fits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75_001N022_r1331b_lc3.fit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</text:p>
          </table:table-cell>
          <table:table-cell office:value-type="float" office:value="271.67" calcext:value-type="float">
            <text:p>271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76_000N022_r1331b_lc3.fi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77_000N022_r1331b_lc3.fits</text:p>
          </table:table-cell>
          <table:table-cell office:value-type="float" office:value="7683" calcext:value-type="float">
            <text:p>768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78_000N022_r1331b_lc3.fits</text:p>
          </table:table-cell>
          <table:table-cell office:value-type="float" office:value="4497" calcext:value-type="float">
            <text:p>4497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80_000N022_r1331b_lc3.fits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81_000N022_r1331b_lc3.fits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N</text:p>
          </table:table-cell>
          <table:table-cell office:value-type="float" office:value="40.3" calcext:value-type="float">
            <text:p>40.3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82_000N022_r1331b_lc3.fit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N</text:p>
          </table:table-cell>
          <table:table-cell office:value-type="float" office:value="313.02" calcext:value-type="float">
            <text:p>313.02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454_000N022_r1331b_lc3.fits</text:p>
          </table:table-cell>
          <table:table-cell office:value-type="float" office:value="2865" calcext:value-type="float">
            <text:p>2865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456_001N022_r1331b_lc3.fits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457_000N022_r1331b_lc3.fits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462_000N022_r1331b_lc3.fits</text:p>
          </table:table-cell>
          <table:table-cell office:value-type="float" office:value="8748" calcext:value-type="float">
            <text:p>8748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620_000N022_r1331b_lc3.fits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641_001N022_r1331b_lc3.fits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644_000N022_r1331b_lc3.fits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7535_000N022_r1331b_lc3.fits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7546_000N022_r1331b_lc3.fits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N</text:p>
          </table:table-cell>
          <table:table-cell office:value-type="float" office:value="16.7" calcext:value-type="float">
            <text:p>16.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5:22:12.8901566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6T17:06:53.893433689</dc:date>
    <meta:editing-duration>PT3H6M55S</meta:editing-duration>
    <meta:editing-cycles>36</meta:editing-cycles>
    <meta:generator>LibreOffice/7.3.3.2$Linux_X86_64 LibreOffice_project/30$Build-2</meta:generator>
    <meta:document-statistic meta:table-count="1" meta:cell-count="258" meta:object-count="0"/>
  </office:meta>
</office:document-meta>
</file>